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3.40783333333333cm"/>
    </style:style>
    <style:style style:name="co2" style:family="table-column">
      <style:table-column-properties fo:break-before="auto" style:column-width="4.699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9.35566666666667cm"/>
    </style:style>
    <style:style style:name="co5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StudiKalender Tests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Nutzer-I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lena Schmidmeier</text:p>
          </table:table-cell>
          <table:table-cell office:value-type="float" office:value="30000" table:style-name="ce1">
            <text:p>30000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Klasse</text:p>
          </table:table-cell>
          <table:table-cell office:value-type="string" table:style-name="ce2">
            <text:p>Funktion</text:p>
          </table:table-cell>
          <table:table-cell office:value-type="string" table:style-name="ce2">
            <text:p>Test-ID</text:p>
          </table:table-cell>
          <table:table-cell office:value-type="string" table:style-name="ce2">
            <text:p>Beschreibung</text:p>
          </table:table-cell>
          <table:table-cell table:style-name="ce2"/>
          <table:table-cell table:number-columns-repeated="4" table:style-name="ce1"/>
          <table:table-cell office:value-type="string" table:style-name="ce2">
            <text:p>Link</text:p>
          </table:table-cell>
          <table:table-cell office:value-type="string" table:style-name="ce2">
            <text:p>Datu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Registrieren</text:p>
          </table:table-cell>
          <table:table-cell office:value-type="string" table:style-name="ce1">
            <text:p>on_Registrieren_2_clicked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Daten nicht angegeben</text:p>
          </table:table-cell>
          <table:table-cell table:number-columns-repeated="5" table:style-name="ce1"/>
          <table:table-cell office:value-type="string" table:style-name="ce5">
            <text:p><text:a xlink:href="https://gitlab.oth-regensburg.de/IM/SWP_IM4/swp_sose20/team6/-/tree/master/Produkt/Tests/1%20Profil%20anlegen/105-109%20%2630001">https://gitlab.oth-regensburg.de/IM/SWP_IM4/swp_sose20/team6/-/tree/master/Produkt/Tests/1%20Profil%20anlegen/105-109%20%2630001</text:a></text:p>
          </table:table-cell>
          <table:table-cell office:value-type="date" office:date-value="2020-06-19T00:00:00" table:style-name="ce3">
            <text:p>19.06.202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on_login_clicked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Nutzer bricht Vorgang ab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Registrieren_2_clicked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Email wohlgeform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Registrieren_2_clicked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Email nicht wohlgeformt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Registrieren_2_clicked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Passwörter stimmen nicht überei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exit_clicked</text:p>
          </table:table-cell>
          <table:table-cell office:value-type="float" office:value="30001" table:style-name="ce1">
            <text:p>30001</text:p>
          </table:table-cell>
          <table:table-cell office:value-type="string" table:style-name="ce1">
            <text:p>Nutzer schließt das Programm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ermin_erstellen</text:p>
          </table:table-cell>
          <table:table-cell office:value-type="string" table:style-name="ce1">
            <text:p>on_Termin_hinzufuegen_clicked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Nutzer hat Datum nicht eingegeben. Default Datum wird hinzugefügt.</text:p>
          </table:table-cell>
          <table:table-cell table:number-columns-repeated="5" table:style-name="ce1"/>
          <table:table-cell office:value-type="string" table:style-name="ce5">
            <text:p><text:a xlink:href="https://gitlab.oth-regensburg.de/IM/SWP_IM4/swp_sose20/team6/-/tree/master/Produkt/Tests/6%20Termin%20erstellen/602-606&amp;%2030010-30011">https://gitlab.oth-regensburg.de/IM/SWP_IM4/swp_sose20/team6/-/tree/master/Produkt/Tests/6%20Termin%20erstellen/602-606&amp;%2030010-30011</text:a></text:p>
          </table:table-cell>
          <table:table-cell office:value-type="date" office:date-value="2020-06-22T00:00:00" table:style-name="ce3">
            <text:p>22.06.202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on_Termin_hinzufuegen_clicked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Nutzer hat Uhrzeiten nicht eingeben. Default Uhrzeiten werden hinzugefügt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Termin_hinzufuegen_clicked</text:p>
          </table:table-cell>
          <table:table-cell office:value-type="float" office:value="604" table:style-name="ce1">
            <text:p>604</text:p>
          </table:table-cell>
          <table:table-cell office:value-type="string" table:style-name="ce1">
            <text:p>Nutzer hat Titel nicht eingegeben. Termin nicht hinzugefügt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Termin_hinzufuegen_clicked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Nutzer hat kein gültiges Datum (falscher Datentyp) eingeben.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Termin_hinzufuegen_clicked</text:p>
          </table:table-cell>
          <table:table-cell office:value-type="float" office:value="606" table:style-name="ce1">
            <text:p>606</text:p>
          </table:table-cell>
          <table:table-cell office:value-type="string" table:style-name="ce1">
            <text:p>Nutzer hat keine gültigen Uhrzeiten eingegeben.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Termin_hinzufuegen_clicked</text:p>
          </table:table-cell>
          <table:table-cell office:value-type="float" office:value="30010" table:style-name="ce1">
            <text:p>30010</text:p>
          </table:table-cell>
          <table:table-cell office:value-type="string" table:style-name="ce1">
            <text:p>Nutzer fügt Termin hinzu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abbrechen_clicked</text:p>
          </table:table-cell>
          <table:table-cell office:value-type="float" office:value="30011" table:style-name="ce1">
            <text:p>30011</text:p>
          </table:table-cell>
          <table:table-cell office:value-type="string" table:style-name="ce1">
            <text:p>Nutzer bricht Vorgang a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ermin_bearbeiten</text:p>
          </table:table-cell>
          <table:table-cell office:value-type="string" table:style-name="ce1">
            <text:p>on_speichern_clicked</text:p>
          </table:table-cell>
          <table:table-cell office:value-type="float" office:value="702" table:style-name="ce1">
            <text:p>702</text:p>
          </table:table-cell>
          <table:table-cell office:value-type="string" table:style-name="ce1">
            <text:p>Nutzer hat neues Datum nicht eingegeben. Datum nicht verändert.<text:s/></text:p>
          </table:table-cell>
          <table:table-cell table:number-columns-repeated="5" table:style-name="ce1"/>
          <table:table-cell office:value-type="string" table:style-name="ce5">
            <text:p><text:a xlink:href="https://gitlab.oth-regensburg.de/IM/SWP_IM4/swp_sose20/team6/-/tree/master/Produkt/Tests/7%20Termin%20bearbeiten/702-706&amp;%2030007-30009">https://gitlab.oth-regensburg.de/IM/SWP_IM4/swp_sose20/team6/-/tree/master/Produkt/Tests/7%20Termin%20bearbeiten/702-706&amp;%2030007-30009</text:a></text:p>
          </table:table-cell>
          <table:table-cell office:value-type="date" office:date-value="2020-06-23T00:00:00" table:style-name="ce3">
            <text:p>23.06.202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Nutzer hat neue Uhrzeiten nicht eingeben. Uhrzeiten nicht verändert.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Nutzer hat Titel nicht eingegeben. Warnung ausgeben.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705" table:style-name="ce1">
            <text:p>705</text:p>
          </table:table-cell>
          <table:table-cell office:value-type="string" table:style-name="ce1">
            <text:p>Nutzer hat kein gültiges Datum (falscher Datentyp) eingeben. Termin nicht verändert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Nutzer hat keine gültigen Uhrzeiten eingegeben. Termin nicht verändert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30007" table:style-name="ce1">
            <text:p>30007</text:p>
          </table:table-cell>
          <table:table-cell office:value-type="string" table:style-name="ce1">
            <text:p>Nutzer fügt Termin hinzu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Termin_loeschen_clicked</text:p>
          </table:table-cell>
          <table:table-cell office:value-type="float" office:value="30008" table:style-name="ce1">
            <text:p>30008</text:p>
          </table:table-cell>
          <table:table-cell office:value-type="string" table:style-name="ce1">
            <text:p>Nutzer klickt auf löschen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abbrechen_clicked</text:p>
          </table:table-cell>
          <table:table-cell office:value-type="float" office:value="30009" table:style-name="ce1">
            <text:p>30009</text:p>
          </table:table-cell>
          <table:table-cell office:value-type="string" table:style-name="ce1">
            <text:p>Nutzer bricht Vorgang a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udifaecher</text:p>
          </table:table-cell>
          <table:table-cell office:value-type="string" table:style-name="ce1">
            <text:p>on_speichern_clicked</text:p>
          </table:table-cell>
          <table:table-cell office:value-type="float" office:value="902" table:style-name="ce1">
            <text:p>902</text:p>
          </table:table-cell>
          <table:table-cell office:value-type="string" table:style-name="ce1">
            <text:p>Nutzer hat Name nicht eingegeben. Warnung ausgeben.<text:s/></text:p>
          </table:table-cell>
          <table:table-cell table:number-columns-repeated="5" table:style-name="ce1"/>
          <table:table-cell office:value-type="string" table:style-name="ce5">
            <text:p><text:a xlink:href="https://gitlab.oth-regensburg.de/IM/SWP_IM4/swp_sose20/team6/-/tree/master/Produkt/Tests/9%20Studienfach%20eintragen/902-904%26%2030005-30006">https://gitlab.oth-regensburg.de/IM/SWP_IM4/swp_sose20/team6/-/tree/master/Produkt/Tests/9%20Studienfach%20eintragen/902-904%26%2030005-30006</text:a></text:p>
          </table:table-cell>
          <table:table-cell office:value-type="date" office:date-value="2020-06-18T00:00:00" table:style-name="ce3">
            <text:p>18.06.202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Nutzer hat keine positive ganze Zahl für ECTS eingegeben. Warnung ausgeben. Studienfach nicht der Datenbank zugewiesen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904" table:style-name="ce1">
            <text:p>904</text:p>
          </table:table-cell>
          <table:table-cell office:value-type="string" table:style-name="ce1">
            <text:p>Nutzer hat keine positive Ganzzahl für SWS eingegeben. Warnung ausgeben. Studienfach nicht der Datenbank zugewiesen.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30005" table:style-name="ce1">
            <text:p>30005</text:p>
          </table:table-cell>
          <table:table-cell office:value-type="string" table:style-name="ce1">
            <text:p>Nutzer fügt hinzu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on_abbrechen_clicked</text:p>
          </table:table-cell>
          <table:table-cell office:value-type="float" office:value="30006" table:style-name="ce1">
            <text:p>30006</text:p>
          </table:table-cell>
          <table:table-cell office:value-type="string" table:style-name="ce1">
            <text:p>Nutzer bricht Vorgang ab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udifaecher_verwalten</text:p>
          </table:table-cell>
          <table:table-cell office:value-type="string" table:style-name="ce1">
            <text:p>on_speichern_clicked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Nutzer hat keinen Namen eingegeben. Warnung ausgeben.</text:p>
          </table:table-cell>
          <table:table-cell table:number-columns-repeated="5" table:style-name="ce1"/>
          <table:table-cell office:value-type="string" table:style-name="ce5">
            <text:p><text:a xlink:href="https://gitlab.oth-regensburg.de/IM/SWP_IM4/swp_sose20/team6/-/tree/master/Produkt/Tests/1%20Profil%20anlegen/105-109%20%2630001">https://gitlab.oth-regensburg.de/IM/SWP_IM4/swp_sose20/team6/-/tree/master/Produkt/Tests/10%20Studienfach%20bearbeiten/1002-1004%2630002-30004</text:a></text:p>
          </table:table-cell>
          <table:table-cell office:value-type="date" office:date-value="2020-06-21T00:00:00" table:style-name="ce3">
            <text:p>21.06.2020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table:style-name="ce1">
            <text:p>on_speichern_clicked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Nutzer hat keine positive Ganzzahl für ECTS eingegeben. Studienfach wurde in der Datenbank nicht verändert.<text:s/>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on_speichern_clicked</text:p>
          </table:table-cell>
          <table:table-cell office:value-type="float" office:value="1004" table:style-name="ce1">
            <text:p>1004</text:p>
          </table:table-cell>
          <table:table-cell office:value-type="string" table:style-name="ce1">
            <text:p>Nutzer hat keine positive Ganzzahl für SWS eingegeben. Studienfach wurde in der Datenbank nicht verändert.<text:s/>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_abbrechen_clicked</text:p>
          </table:table-cell>
          <table:table-cell office:value-type="float" office:value="30002" table:style-name="ce1">
            <text:p>30002</text:p>
          </table:table-cell>
          <table:table-cell office:value-type="string" table:style-name="ce1">
            <text:p>Nutzer bricht Vorgang ab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4">
            <text:p>on_loeschen_clicked</text:p>
          </table:table-cell>
          <table:table-cell office:value-type="float" office:value="30003" table:style-name="ce1">
            <text:p>30003</text:p>
          </table:table-cell>
          <table:table-cell office:value-type="string" table:style-name="ce1">
            <text:p>Nutzer klickt auf löschen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on_speichern_clicked</text:p>
          </table:table-cell>
          <table:table-cell office:value-type="float" office:value="30004" table:style-name="ce1">
            <text:p>30004</text:p>
          </table:table-cell>
          <table:table-cell office:value-type="string" table:style-name="ce1">
            <text:p>Nutzer fügt Änderung hinzu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number-rows-repeated="20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" table:style-name="ro1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0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Josef Lanzl</meta:initial-creator>
    <dc:creator>Elli</dc:creator>
    <meta:creation-date>2020-06-15T07:43:43Z</meta:creation-date>
    <dc:date>2020-06-28T23:30:35Z</dc:date>
    <meta:editing-duration>PT0S</meta:editing-duration>
    <meta:user-defined meta:name="ContentTypeId">0x010100A2ACDC4A50F36B4E911E2BB7EE279F64</meta:user-defined>
  </office:meta>
</office:document-meta>
</file>